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F17" svg:font-family="F17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 fo:padding="0cm" fo:border="none" style:shadow="non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0.026cm" fo:margin-right="0cm" fo:line-height="150%" fo:text-align="justify" style:justify-single-word="false" fo:text-indent="0cm" style:auto-text-indent="false" fo:padding="0cm" fo:border="none" style:shadow="none"/>
      <style:text-properties style:font-name="Times New Roman" fo:font-size="14pt" style:font-size-asian="14pt" style:font-size-complex="14pt"/>
    </style:style>
    <style:style style:name="P4" style:family="paragraph" style:parent-style-name="Standard" style:master-page-name="">
      <style:paragraph-properties fo:line-height="150%" fo:text-align="center" style:justify-single-word="false" style:page-number="auto" fo:padding="0cm" fo:border="none" style:shadow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 style:text-autospace="none"/>
      <style:text-properties style:font-name="Times New Roman" fo:font-size="14pt" style:font-name-asian="F17" style:font-size-asian="14pt" style:font-name-complex="F17" style:font-size-complex="14pt"/>
    </style:style>
    <style:style style:name="P6" style:family="paragraph" style:parent-style-name="Standard" style:list-style-name="L1">
      <style:paragraph-properties fo:line-height="150%" fo:text-align="justify" style:justify-single-word="false" style:text-autospace="none"/>
      <style:text-properties style:font-name="Times New Roman" fo:font-size="14pt" style:font-name-asian="F17" style:font-size-asian="14pt" style:font-name-complex="F17" style:font-size-complex="14pt"/>
    </style:style>
    <style:style style:name="T1" style:family="text">
      <style:text-properties style:font-name-asian="F17" style:font-name-complex="F17"/>
    </style:style>
    <style:style style:name="T2" style:family="text">
      <style:text-properties style:font-name-complex="Times New Roman"/>
    </style:style>
    <style:style style:name="T3" style:family="text">
      <style:text-properties style:font-name-asian="Times New Roman" style:font-name-complex="Times New Roman"/>
    </style:style>
    <style:style style:name="T4" style:family="text">
      <style:text-properties style:font-name-asian="Times New Roman" style:language-asian="ru" style:country-asian="RU" style:font-name-complex="Times New Roman"/>
    </style:style>
    <style:style style:name="T5" style:family="text">
      <style:text-properties fo:font-weight="normal" style:font-name-asian="Times New Roman" style:language-asian="ru" style:country-asian="RU" style:font-weight-asian="normal" style:font-name-complex="Times New Roman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Введение</text:p>
      <text:p text:style-name="P2"><text:tab/>В последнее время информационные технологии всё больше проникают в повседневную жизнь. Люди уже не представляют свою жизнь без персонального компьютера или мобильного телефона. Развитие науки и техники растет быстрыми темпами, появляются новые технологии облегчающие и увеличивающие эффективность труда. Всё больше предприятий используют всевозможные системы облегчающие взаимодействие клиента и исполнителя. </text:p>
      <text:p text:style-name="P3"><text:tab/>Примером такой системы служит ин<text:span text:style-name="T2">формационная</text:span><text:span text:style-name="T3"> </text:span><text:span text:style-name="T2">система</text:span><text:span text:style-name="T3"> <text:s/></text:span><text:span text:style-name="T2">учёта</text:span><text:span text:style-name="T3"> </text:span><text:span text:style-name="T2">слушателей</text:span><text:span text:style-name="T3"> </text:span><text:span text:style-name="T2">довузовского</text:span><text:span text:style-name="T3"> </text:span><text:span text:style-name="T2">образования МГИУ. </text:span><text:span text:style-name="T1">Система довузовского <text:s text:c="2"/>образования за последние несколько лет получила широкое распространение. Практически каждый вуз проводит дополнительные занятия, для того чтобы помочь будущим студентам в поступлении в высшее образовательное учреждение.</text:span></text:p>
      <text:p text:style-name="P5"><text:tab/>Система довузовского образования учащихся средних учебных <text:s text:c="2"/>заведений представляет собой обязательную составную часть системы непрерывного профессионального образования, реализующую начальный этап подготовки дипломированных специалистов. </text:p>
      <text:p text:style-name="P2"><text:span text:style-name="T2"><text:tab/>Существующая ИС для учета абитуриентов в МГИУ в настоящее время морально устарела, сложна для восприятия пользователем, <text:s/>громоздка, имеет большие сложности при модификации. Таким образом необходимо спроектировать новую систему, которая имела бы расширенный функционал, а также использовала среду разработки Ruby on Rails, что даёт следующие преимущества по сравнению со старой системой: система более надёжна (при использовании технологий Ruby on rails исключены DOS и XSS атаки), она проста в модификации (система основана на парадигме Model - View - Controller, что значительно упрощает процесс разработки и модификации) легко и поддаётся масштабированию.</text:span></text:p>
      <text:p text:style-name="P2"><text:span text:style-name="T2"><text:tab/>Система должна позволять удалённо вести учёт слушателей факультета </text:span><text:soft-page-break/><text:span text:style-name="T2">довузовского образования, дисциплин, по которым проводится довузовская подготовка, учёт учебных классов в подшефных школах, позволять формировать учебные группы, в зависимости от выбранных абитуриентами курсов дисциплин. Составлять печатные формы договоров на обучение <text:s/>по выбранным дисциплинам, а также </text:span><text:span text:style-name="T4">подготовку печатных форм со списочными и аналитическими отчёта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F17" svg:font-family="F17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725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ma13 </meta:initial-creator>
    <meta:creation-date>2012-02-15T08:27:15</meta:creation-date>
    <dc:date>2012-02-16T19:27:57</dc:date>
    <meta:editing-duration>PT00H58M16S</meta:editing-duration>
    <meta:editing-cycles>45</meta:editing-cycles>
    <meta:generator>OpenOffice.org/3.2$Linux OpenOffice.org_project/320m12$Build-9483</meta:generator>
    <meta:document-statistic meta:table-count="0" meta:image-count="0" meta:object-count="0" meta:page-count="2" meta:paragraph-count="7" meta:word-count="252" meta:character-count="2098"/>
  </office:meta>
</office:document-meta>
</file>